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  <manifest:file-entry manifest:full-path="media/image2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venir-Medium" svg:font-family="Avenir-Medium" style:font-family-generic="swiss"/>
    <style:font-face style:name="MinionPro-Regular" svg:font-family="MinionPro-Regular" style:font-family-generic="roman"/>
    <style:font-face style:name="MinionPro-It" svg:font-family="MinionPro-It" style:font-family-generic="roman"/>
    <style:font-face style:name="CourierNewPSMT" svg:font-family="CourierNewPSMT" style:font-family-generic="swiss" style:font-pitch="fixed"/>
    <style:font-face style:name="CourierNewPS-BoldMT" svg:font-family="CourierNewPS-BoldMT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color="#FF0000" fo:font-size="16pt" style:font-size-asian="16pt" style:font-size-complex="16pt"/>
    </style:style>
    <style:style style:name="P2" style:parent-style-name="Standard" style:family="paragraph">
      <style:paragraph-properties style:text-autospace="none"/>
      <style:text-properties style:font-name="Avenir-Medium" style:font-name-asian="Avenir-Medium" style:font-name-complex="Avenir-Medium"/>
    </style:style>
    <style:style style:name="P3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4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5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6" style:parent-style-name="Standard" style:family="paragraph">
      <style:paragraph-properties style:text-autospace="none"/>
    </style:style>
    <style:style style:name="T7" style:parent-style-name="Fuentedepárrafopredeter." style:family="text">
      <style:text-properties style:font-name="MinionPro-Regular" style:font-name-asian="MinionPro-Regular" style:font-name-complex="MinionPro-Regular"/>
    </style:style>
    <style:style style:name="T8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9" style:parent-style-name="Fuentedepárrafopredeter." style:family="text">
      <style:text-properties style:font-name="MinionPro-Regular" style:font-name-asian="MinionPro-Regular" style:font-name-complex="MinionPro-Regular"/>
    </style:style>
    <style:style style:name="P10" style:parent-style-name="Standard" style:family="paragraph">
      <style:paragraph-properties style:text-autospace="none"/>
    </style:style>
    <style:style style:name="P11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12" style:parent-style-name="Standard" style:family="paragraph">
      <style:paragraph-properties style:text-autospace="none"/>
    </style:style>
    <style:style style:name="T13" style:parent-style-name="Fuentedepárrafopredeter." style:family="text">
      <style:text-properties style:font-name="MinionPro-Regular" style:font-name-asian="MinionPro-Regular" style:font-name-complex="MinionPro-Regular"/>
    </style:style>
    <style:style style:name="T14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15" style:parent-style-name="Fuentedepárrafopredeter." style:family="text">
      <style:text-properties style:font-name="MinionPro-Regular" style:font-name-asian="MinionPro-Regular" style:font-name-complex="MinionPro-Regular"/>
    </style:style>
    <style:style style:name="T16" style:parent-style-name="Fuentedepárrafopredeter." style:family="text">
      <style:text-properties style:font-name="CourierNewPSMT" style:font-name-asian="CourierNewPSMT" style:font-name-complex="CourierNewPSMT"/>
    </style:style>
    <style:style style:name="P17" style:parent-style-name="Standard" style:family="paragraph">
      <style:paragraph-properties style:text-autospace="none"/>
    </style:style>
    <style:style style:name="T18" style:parent-style-name="Fuentedepárrafopredeter." style:family="text">
      <style:text-properties style:font-name="MinionPro-Regular" style:font-name-asian="MinionPro-Regular" style:font-name-complex="MinionPro-Regular"/>
    </style:style>
    <style:style style:name="T19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0" style:parent-style-name="Fuentedepárrafopredeter." style:family="text">
      <style:text-properties style:font-name="MinionPro-Regular" style:font-name-asian="MinionPro-Regular" style:font-name-complex="MinionPro-Regular"/>
    </style:style>
    <style:style style:name="P21" style:parent-style-name="Standard" style:family="paragraph">
      <style:paragraph-properties style:text-autospace="none"/>
    </style:style>
    <style:style style:name="T22" style:parent-style-name="Fuentedepárrafopredeter." style:family="text">
      <style:text-properties style:font-name="MinionPro-Regular" style:font-name-asian="MinionPro-Regular" style:font-name-complex="MinionPro-Regular"/>
    </style:style>
    <style:style style:name="T23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4" style:parent-style-name="Fuentedepárrafopredeter." style:family="text">
      <style:text-properties style:font-name="MinionPro-Regular" style:font-name-asian="MinionPro-Regular" style:font-name-complex="MinionPro-Regular"/>
    </style:style>
    <style:style style:name="T25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6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7" style:parent-style-name="Fuentedepárrafopredeter." style:family="text">
      <style:text-properties style:font-name="MinionPro-Regular" style:font-name-asian="MinionPro-Regular" style:font-name-complex="MinionPro-Regular"/>
    </style:style>
    <style:style style:name="T28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9" style:parent-style-name="Fuentedepárrafopredeter." style:family="text">
      <style:text-properties style:font-name="MinionPro-Regular" style:font-name-asian="MinionPro-Regular" style:font-name-complex="MinionPro-Regular"/>
    </style:style>
    <style:style style:name="P30" style:parent-style-name="Standard" style:family="paragraph">
      <style:paragraph-properties style:text-autospace="none" fo:margin-left="0.4923in" fo:text-indent="-0.4923in">
        <style:tab-stops/>
      </style:paragraph-properties>
    </style:style>
    <style:style style:name="T31" style:parent-style-name="Fuentedepárrafopredeter." style:family="text">
      <style:text-properties style:font-name="MinionPro-Regular" style:font-name-asian="MinionPro-Regular" style:font-name-complex="MinionPro-Regular"/>
    </style:style>
    <style:style style:name="T32" style:parent-style-name="Fuentedepárrafopredeter." style:family="text">
      <style:text-properties style:font-name="MinionPro-Regular" style:font-name-asian="MinionPro-Regular" style:font-name-complex="MinionPro-Regular"/>
    </style:style>
    <style:style style:name="P33" style:parent-style-name="Standard" style:family="paragraph">
      <style:paragraph-properties style:text-autospace="none"/>
    </style:style>
    <style:style style:name="P34" style:parent-style-name="Standard" style:family="paragraph">
      <style:paragraph-properties style:text-autospace="none"/>
    </style:style>
    <style:style style:name="T35" style:parent-style-name="Fuentedepárrafopredeter." style:family="text">
      <style:text-properties style:font-name="MinionPro-Regular" style:font-name-asian="MinionPro-Regular" style:font-name-complex="MinionPro-Regular"/>
    </style:style>
    <style:style style:name="T36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7" style:parent-style-name="Fuentedepárrafopredeter." style:family="text">
      <style:text-properties style:font-name="MinionPro-Regular" style:font-name-asian="MinionPro-Regular" style:font-name-complex="MinionPro-Regular"/>
    </style:style>
    <style:style style:name="P3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50" style:parent-style-name="Standard" style:family="paragraph">
      <style:paragraph-properties style:text-autospace="none"/>
    </style:style>
    <style:style style:name="T51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52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53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54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55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5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5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5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59" style:parent-style-name="Standard" style:family="paragraph">
      <style:paragraph-properties style:text-autospace="none"/>
    </style:style>
    <style:style style:name="T60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61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62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6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6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7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7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7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7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74" style:parent-style-name="Standard" style:family="paragraph">
      <style:paragraph-properties style:text-autospace="none"/>
    </style:style>
    <style:style style:name="T75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76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77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7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7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8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8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82" style:parent-style-name="Standard" style:family="paragraph">
      <style:paragraph-properties style:text-autospace="none"/>
    </style:style>
    <style:style style:name="T83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84" style:parent-style-name="Fuentedepárrafopredeter." style:family="text">
      <style:text-properties style:font-name="MinionPro-Regular" style:font-name-asian="MinionPro-Regular" style:font-name-complex="MinionPro-Regular"/>
    </style:style>
    <style:style style:name="T85" style:parent-style-name="Fuentedepárrafopredeter." style:family="text">
      <style:text-properties style:font-name="CourierNewPSMT" style:font-name-asian="CourierNewPSMT" style:font-name-complex="CourierNewPSMT"/>
    </style:style>
    <style:style style:name="T86" style:parent-style-name="Fuentedepárrafopredeter." style:family="text">
      <style:text-properties style:font-name="MinionPro-Regular" style:font-name-asian="MinionPro-Regular" style:font-name-complex="MinionPro-Regular"/>
    </style:style>
    <style:style style:name="T87" style:parent-style-name="Fuentedepárrafopredeter." style:family="text">
      <style:text-properties style:font-name="CourierNewPSMT" style:font-name-asian="CourierNewPSMT" style:font-name-complex="CourierNewPSMT"/>
    </style:style>
    <style:style style:name="T88" style:parent-style-name="Fuentedepárrafopredeter." style:family="text">
      <style:text-properties style:font-name="MinionPro-Regular" style:font-name-asian="MinionPro-Regular" style:font-name-complex="MinionPro-Regular"/>
    </style:style>
    <style:style style:name="P89" style:parent-style-name="Standard" style:family="paragraph">
      <style:paragraph-properties style:text-autospace="none"/>
    </style:style>
    <style:style style:name="T90" style:parent-style-name="Fuentedepárrafopredeter." style:family="text">
      <style:text-properties style:font-name="CourierNewPSMT" style:font-name-asian="CourierNewPSMT" style:font-name-complex="CourierNewPSMT"/>
    </style:style>
    <style:style style:name="T91" style:parent-style-name="Fuentedepárrafopredeter." style:family="text">
      <style:text-properties style:font-name="MinionPro-Regular" style:font-name-asian="MinionPro-Regular" style:font-name-complex="MinionPro-Regular"/>
    </style:style>
    <style:style style:name="T92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93" style:parent-style-name="Fuentedepárrafopredeter." style:family="text">
      <style:text-properties style:font-name="MinionPro-Regular" style:font-name-asian="MinionPro-Regular" style:font-name-complex="MinionPro-Regular"/>
    </style:style>
    <style:style style:name="T94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P95" style:parent-style-name="Standard" style:family="paragraph">
      <style:paragraph-properties style:text-autospace="none"/>
    </style:style>
    <style:style style:name="T96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97" style:parent-style-name="Fuentedepárrafopredeter." style:family="text">
      <style:text-properties style:font-name="MinionPro-Regular" style:font-name-asian="MinionPro-Regular" style:font-name-complex="MinionPro-Regular"/>
    </style:style>
    <style:style style:name="T98" style:parent-style-name="Fuentedepárrafopredeter." style:family="text">
      <style:text-properties style:font-name="MinionPro-Regular" style:font-name-asian="MinionPro-Regular" style:font-name-complex="MinionPro-Regular"/>
    </style:style>
    <style:style style:name="T99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100" style:parent-style-name="Fuentedepárrafopredeter." style:family="text">
      <style:text-properties style:font-name="MinionPro-Regular" style:font-name-asian="MinionPro-Regular" style:font-name-complex="MinionPro-Regular"/>
    </style:style>
    <style:style style:name="P101" style:parent-style-name="Standard" style:family="paragraph">
      <style:paragraph-properties style:text-autospace="none"/>
      <style:text-properties style:font-name="MinionPro-It" style:font-name-asian="MinionPro-It" style:font-name-complex="MinionPro-It"/>
    </style:style>
    <style:style style:name="P102" style:parent-style-name="Standard" style:family="paragraph">
      <style:paragraph-properties style:text-autospace="none"/>
      <style:text-properties style:font-name="MinionPro-It" style:font-name-asian="MinionPro-It" style:font-name-complex="MinionPro-It"/>
    </style:style>
    <style:style style:name="P103" style:parent-style-name="Standard" style:family="paragraph">
      <style:paragraph-properties style:text-autospace="none"/>
    </style:style>
    <style:style style:name="T104" style:parent-style-name="Fuentedepárrafopredeter." style:family="text">
      <style:text-properties style:font-name="MinionPro-Regular" style:font-name-asian="MinionPro-Regular" style:font-name-complex="MinionPro-Regular"/>
    </style:style>
    <style:style style:name="T105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106" style:parent-style-name="Fuentedepárrafopredeter." style:family="text">
      <style:text-properties style:font-name="MinionPro-Regular" style:font-name-asian="MinionPro-Regular" style:font-name-complex="MinionPro-Regular"/>
    </style:style>
    <style:style style:name="P107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10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0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1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17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18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19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20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21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22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 fo:language="en" fo:country="US"/>
    </style:style>
    <style:style style:name="P123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 fo:language="en" fo:country="US"/>
    </style:style>
    <style:style style:name="P124" style:parent-style-name="Standard" style:family="paragraph">
      <style:paragraph-properties style:text-autospace="none"/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P12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2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2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2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2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3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31" style:parent-style-name="Standard" style:family="paragraph">
      <style:paragraph-properties style:text-autospace="none"/>
    </style:style>
    <style:style style:name="T132" style:parent-style-name="Fuentedepárrafopredeter." style:family="text">
      <style:text-properties style:font-name="CourierNewPSMT" style:font-name-asian="CourierNewPSMT" style:font-name-complex="CourierNewPSMT"/>
    </style:style>
    <style:style style:name="T133" style:parent-style-name="Fuentedepárrafopredeter." style:family="text"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T134" style:parent-style-name="Fuentedepárrafopredeter." style:family="text">
      <style:text-properties style:font-name="CourierNewPSMT" style:font-name-asian="CourierNewPSMT" style:font-name-complex="CourierNewPSMT"/>
    </style:style>
    <style:style style:name="P13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3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3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38" style:parent-style-name="Standard" style:family="paragraph">
      <style:paragraph-properties style:text-autospace="none"/>
    </style:style>
    <style:style style:name="T139" style:parent-style-name="Fuentedepárrafopredeter." style:family="text">
      <style:text-properties style:font-name="CourierNewPSMT" style:font-name-asian="CourierNewPSMT" style:font-name-complex="CourierNewPSMT"/>
    </style:style>
    <style:style style:name="T140" style:parent-style-name="Fuentedepárrafopredeter." style:family="text">
      <style:text-properties style:font-name="CourierNewPS-BoldMT" style:font-name-asian="CourierNewPS-BoldMT" style:font-name-complex="CourierNewPS-BoldMT" fo:font-weight="bold" style:font-weight-asian="bold" style:font-weight-complex="bold"/>
    </style:style>
    <style:style style:name="T141" style:parent-style-name="Fuentedepárrafopredeter." style:family="text">
      <style:text-properties style:font-name="CourierNewPSMT" style:font-name-asian="CourierNewPSMT" style:font-name-complex="CourierNewPSMT"/>
    </style:style>
    <style:style style:name="P14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4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4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45" style:parent-style-name="Standard" style:family="paragraph">
      <style:paragraph-properties style:text-autospace="none"/>
    </style:style>
    <style:style style:name="T146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147" style:parent-style-name="Fuentedepárrafopredeter." style:family="text">
      <style:text-properties style:font-name="CourierNewPS-BoldMT" style:font-name-asian="CourierNewPS-BoldMT" style:font-name-complex="CourierNewPS-BoldMT" fo:font-weight="bold" style:font-weight-asian="bold" style:font-weight-complex="bold" fo:language="en" fo:country="US"/>
    </style:style>
    <style:style style:name="T148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14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5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15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5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5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54" style:parent-style-name="Standard" style:family="paragraph">
      <style:paragraph-properties style:text-autospace="none"/>
    </style:style>
    <style:style style:name="T155" style:parent-style-name="Fuentedepárrafopredeter." style:family="text">
      <style:text-properties style:font-name="MinionPro-Regular" style:font-name-asian="MinionPro-Regular" style:font-name-complex="MinionPro-Regular"/>
    </style:style>
    <style:style style:name="P156" style:parent-style-name="Standard" style:family="paragraph">
      <style:paragraph-properties style:text-autospace="none"/>
    </style:style>
    <style:style style:name="T157" style:parent-style-name="Fuentedepárrafopredeter." style:family="text">
      <style:text-properties style:font-name="MinionPro-Regular" style:font-name-asian="MinionPro-Regular" style:font-name-complex="MinionPro-Regular"/>
    </style:style>
    <style:style style:name="P15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59" style:parent-style-name="Standard" style:family="paragraph">
      <style:paragraph-properties style:text-autospace="none"/>
    </style:style>
    <style:style style:name="T160" style:parent-style-name="Fuentedepárrafopredeter." style:family="text">
      <style:text-properties style:font-name="Consolas" style:font-name-asian="Consolas" style:font-name-complex="Consolas" fo:color="#000000"/>
    </style:style>
    <style:style style:name="T161" style:parent-style-name="Fuentedepárrafopredeter." style:family="text">
      <style:text-properties style:font-name="Consolas" style:font-name-asian="Consolas" style:font-name-complex="Consolas" fo:color="#2A00FF"/>
    </style:style>
    <style:style style:name="T162" style:parent-style-name="Fuentedepárrafopredeter." style:family="text">
      <style:text-properties style:font-name="Consolas" style:font-name-asian="Consolas" style:font-name-complex="Consolas" fo:color="#000000"/>
    </style:style>
    <style:style style:name="P163" style:parent-style-name="Standard" style:family="paragraph">
      <style:paragraph-properties style:text-autospace="none"/>
    </style:style>
    <style:style style:name="T164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165" style:parent-style-name="Fuentedepárrafopredeter." style:family="text">
      <style:text-properties style:font-name="Consolas" style:font-name-asian="Consolas" style:font-name-complex="Consolas" fo:color="#000000"/>
    </style:style>
    <style:style style:name="T16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167" style:parent-style-name="Fuentedepárrafopredeter." style:family="text">
      <style:text-properties style:font-name="Consolas" style:font-name-asian="Consolas" style:font-name-complex="Consolas" fo:color="#000000"/>
    </style:style>
    <style:style style:name="P168" style:parent-style-name="Standard" style:family="paragraph">
      <style:paragraph-properties style:text-autospace="none"/>
    </style:style>
    <style:style style:name="T169" style:parent-style-name="Fuentedepárrafopredeter." style:family="text">
      <style:text-properties style:font-name="Consolas" style:font-name-asian="Consolas" style:font-name-complex="Consolas" fo:color="#000000"/>
    </style:style>
    <style:style style:name="T170" style:parent-style-name="Fuentedepárrafopredeter." style:family="text">
      <style:text-properties style:font-name="Consolas" style:font-name-asian="Consolas" style:font-name-complex="Consolas" fo:color="#2A00FF"/>
    </style:style>
    <style:style style:name="T171" style:parent-style-name="Fuentedepárrafopredeter." style:family="text">
      <style:text-properties style:font-name="Consolas" style:font-name-asian="Consolas" style:font-name-complex="Consolas" fo:color="#000000"/>
    </style:style>
    <style:style style:name="P172" style:parent-style-name="Standard" style:family="paragraph">
      <style:paragraph-properties style:text-autospace="none"/>
    </style:style>
    <style:style style:name="T173" style:parent-style-name="Fuentedepárrafopredeter." style:family="text">
      <style:text-properties style:font-name="Consolas" style:font-name-asian="Consolas" style:font-name-complex="Consolas" fo:color="#000000"/>
    </style:style>
    <style:style style:name="P174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175" style:parent-style-name="Standard" style:family="paragraph">
      <style:paragraph-properties style:text-autospace="none"/>
    </style:style>
    <style:style style:name="T176" style:parent-style-name="Fuentedepárrafopredeter." style:family="text">
      <style:text-properties style:font-name="Consolas" style:font-name-asian="Consolas" style:font-name-complex="Consolas" fo:color="#000000"/>
    </style:style>
    <style:style style:name="T177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178" style:parent-style-name="Fuentedepárrafopredeter." style:family="text">
      <style:text-properties style:font-name="Consolas" style:font-name-asian="Consolas" style:font-name-complex="Consolas" fo:color="#000000"/>
    </style:style>
    <style:style style:name="P179" style:parent-style-name="Standard" style:family="paragraph">
      <style:paragraph-properties style:text-autospace="none"/>
    </style:style>
    <style:style style:name="T180" style:parent-style-name="Fuentedepárrafopredeter." style:family="text">
      <style:text-properties style:font-name="Consolas" style:font-name-asian="Consolas" style:font-name-complex="Consolas" fo:color="#000000"/>
    </style:style>
    <style:style style:name="T181" style:parent-style-name="Fuentedepárrafopredeter." style:family="text">
      <style:text-properties style:font-name="Consolas" style:font-name-asian="Consolas" style:font-name-complex="Consolas" fo:color="#000000"/>
    </style:style>
    <style:style style:name="T182" style:parent-style-name="Fuentedepárrafopredeter." style:family="text">
      <style:text-properties style:font-name="Consolas" style:font-name-asian="Consolas" style:font-name-complex="Consolas" fo:color="#2A00FF"/>
    </style:style>
    <style:style style:name="T183" style:parent-style-name="Fuentedepárrafopredeter." style:family="text">
      <style:text-properties style:font-name="Consolas" style:font-name-asian="Consolas" style:font-name-complex="Consolas" fo:color="#000000"/>
    </style:style>
    <style:style style:name="P184" style:parent-style-name="Standard" style:family="paragraph">
      <style:paragraph-properties style:text-autospace="none"/>
    </style:style>
    <style:style style:name="T185" style:parent-style-name="Fuentedepárrafopredeter." style:family="text">
      <style:text-properties style:font-name="Consolas" style:font-name-asian="Consolas" style:font-name-complex="Consolas" fo:color="#000000"/>
    </style:style>
    <style:style style:name="T186" style:parent-style-name="Fuentedepárrafopredeter." style:family="text">
      <style:text-properties style:font-name="Consolas" style:font-name-asian="Consolas" style:font-name-complex="Consolas" fo:font-weight="bold" style:font-weight-asian="bold" style:font-weight-complex="bold" fo:color="#7F0055"/>
    </style:style>
    <style:style style:name="T187" style:parent-style-name="Fuentedepárrafopredeter." style:family="text">
      <style:text-properties style:font-name="Consolas" style:font-name-asian="Consolas" style:font-name-complex="Consolas" fo:color="#000000"/>
    </style:style>
    <style:style style:name="P188" style:parent-style-name="Standard" style:family="paragraph">
      <style:paragraph-properties style:text-autospace="none"/>
    </style:style>
    <style:style style:name="T189" style:parent-style-name="Fuentedepárrafopredeter." style:family="text">
      <style:text-properties style:font-name="Consolas" style:font-name-asian="Consolas" style:font-name-complex="Consolas" fo:color="#000000"/>
    </style:style>
    <style:style style:name="T190" style:parent-style-name="Fuentedepárrafopredeter." style:family="text">
      <style:text-properties style:font-name="Consolas" style:font-name-asian="Consolas" style:font-name-complex="Consolas" fo:color="#000000"/>
    </style:style>
    <style:style style:name="T191" style:parent-style-name="Fuentedepárrafopredeter." style:family="text">
      <style:text-properties style:font-name="Consolas" style:font-name-asian="Consolas" style:font-name-complex="Consolas" fo:color="#2A00FF"/>
    </style:style>
    <style:style style:name="T192" style:parent-style-name="Fuentedepárrafopredeter." style:family="text">
      <style:text-properties style:font-name="Consolas" style:font-name-asian="Consolas" style:font-name-complex="Consolas" fo:color="#000000"/>
    </style:style>
    <style:style style:name="T193" style:parent-style-name="Fuentedepárrafopredeter." style:family="text">
      <style:text-properties style:font-name="Consolas" style:font-name-asian="Consolas" style:font-name-complex="Consolas" fo:color="#2A00FF"/>
    </style:style>
    <style:style style:name="T194" style:parent-style-name="Fuentedepárrafopredeter." style:family="text">
      <style:text-properties style:font-name="Consolas" style:font-name-asian="Consolas" style:font-name-complex="Consolas" fo:color="#000000"/>
    </style:style>
    <style:style style:name="P195" style:parent-style-name="Standard" style:family="paragraph">
      <style:paragraph-properties style:text-autospace="none"/>
      <style:text-properties style:font-name="Consolas" style:font-name-asian="Consolas" style:font-name-complex="Consolas" fo:color="#000000"/>
    </style:style>
    <style:style style:name="P196" style:parent-style-name="Standard" style:family="paragraph">
      <style:paragraph-properties style:text-autospace="none"/>
    </style:style>
    <style:style style:name="T197" style:parent-style-name="Fuentedepárrafopredeter." style:family="text">
      <style:text-properties style:font-name="Consolas" style:font-name-asian="Consolas" style:font-name-complex="Consolas" fo:color="#000000"/>
    </style:style>
    <style:style style:name="P19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199" style:parent-style-name="Standard" style:family="paragraph">
      <style:paragraph-properties style:text-autospace="none"/>
      <style:text-properties style:font-name="Avenir-Medium" style:font-name-asian="Avenir-Medium" style:font-name-complex="Avenir-Medium" fo:color="#FF0000"/>
    </style:style>
    <style:style style:name="P200" style:parent-style-name="Standard" style:family="paragraph">
      <style:paragraph-properties style:text-autospace="none"/>
      <style:text-properties style:font-name="Avenir-Medium" style:font-name-asian="Avenir-Medium" style:font-name-complex="Avenir-Medium"/>
    </style:style>
    <style:style style:name="P20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0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0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1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1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12" style:parent-style-name="Standard" style:family="paragraph">
      <style:paragraph-properties style:text-autospace="none"/>
    </style:style>
    <style:style style:name="T213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14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215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16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217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21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19" style:parent-style-name="Standard" style:family="paragraph">
      <style:paragraph-properties style:text-autospace="none"/>
    </style:style>
    <style:style style:name="T220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21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P222" style:parent-style-name="Standard" style:family="paragraph">
      <style:paragraph-properties style:text-autospace="none"/>
    </style:style>
    <style:style style:name="T223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24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225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226" style:parent-style-name="Standard" style:family="paragraph">
      <style:paragraph-properties style:text-autospace="none"/>
    </style:style>
    <style:style style:name="T227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28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T229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30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231" style:parent-style-name="Standard" style:family="paragraph">
      <style:paragraph-properties style:text-autospace="none"/>
    </style:style>
    <style:style style:name="T232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T233" style:parent-style-name="Fuentedepárrafopredeter." style:family="text">
      <style:text-properties style:font-name="CourierNewPSMT" style:font-name-asian="CourierNewPSMT" style:font-name-complex="CourierNewPSMT" fo:background-color="#FFFF00" fo:language="en" fo:country="US"/>
    </style:style>
    <style:style style:name="P23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35" style:parent-style-name="Standard" style:family="paragraph">
      <style:paragraph-properties style:text-autospace="none"/>
    </style:style>
    <style:style style:name="T236" style:parent-style-name="Fuentedepárrafopredeter." style:family="text">
      <style:text-properties style:font-name="CourierNewPSMT" style:font-name-asian="CourierNewPSMT" style:font-name-complex="CourierNewPSMT"/>
    </style:style>
    <style:style style:name="T237" style:parent-style-name="Fuentedepárrafopredeter." style:family="text">
      <style:text-properties style:font-name="CourierNewPSMT" style:font-name-asian="CourierNewPSMT" style:font-name-complex="CourierNewPSMT" fo:language="en" fo:country="US"/>
    </style:style>
    <style:style style:name="P23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3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4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4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4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4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4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4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46" style:parent-style-name="Standard" style:family="paragraph">
      <style:paragraph-properties style:text-autospace="none"/>
    </style:style>
    <style:style style:name="T247" style:parent-style-name="Fuentedepárrafopredeter." style:family="text">
      <style:text-properties style:font-name="MinionPro-Regular" style:font-name-asian="MinionPro-Regular" style:font-name-complex="MinionPro-Regular"/>
    </style:style>
    <style:style style:name="T248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49" style:parent-style-name="Fuentedepárrafopredeter." style:family="text">
      <style:text-properties style:font-name="MinionPro-Regular" style:font-name-asian="MinionPro-Regular" style:font-name-complex="MinionPro-Regular"/>
    </style:style>
    <style:style style:name="P250" style:parent-style-name="Standard" style:family="paragraph">
      <style:paragraph-properties style:text-autospace="none"/>
    </style:style>
    <style:style style:name="T251" style:parent-style-name="Fuentedepárrafopredeter." style:family="text">
      <style:text-properties style:font-name="MinionPro-Regular" style:font-name-asian="MinionPro-Regular" style:font-name-complex="MinionPro-Regular"/>
    </style:style>
    <style:style style:name="T252" style:parent-style-name="Fuentedepárrafopredeter." style:family="text">
      <style:text-properties style:font-name="MinionPro-Regular" style:font-name-asian="MinionPro-Regular" style:font-name-complex="MinionPro-Regular"/>
    </style:style>
    <style:style style:name="T253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54" style:parent-style-name="Fuentedepárrafopredeter." style:family="text">
      <style:text-properties style:font-name="MinionPro-Regular" style:font-name-asian="MinionPro-Regular" style:font-name-complex="MinionPro-Regular"/>
    </style:style>
    <style:style style:name="P255" style:parent-style-name="Standard" style:family="paragraph">
      <style:paragraph-properties style:text-autospace="none"/>
    </style:style>
    <style:style style:name="T256" style:parent-style-name="Fuentedepárrafopredeter." style:family="text">
      <style:text-properties style:font-name="MinionPro-Regular" style:font-name-asian="MinionPro-Regular" style:font-name-complex="MinionPro-Regular"/>
    </style:style>
    <style:style style:name="T257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258" style:parent-style-name="Fuentedepárrafopredeter." style:family="text">
      <style:text-properties style:font-name="MinionPro-Regular" style:font-name-asian="MinionPro-Regular" style:font-name-complex="MinionPro-Regular"/>
    </style:style>
    <style:style style:name="T259" style:parent-style-name="Fuentedepárrafopredeter." style:family="text">
      <style:text-properties style:font-name="CourierNewPSMT" style:font-name-asian="CourierNewPSMT" style:font-name-complex="CourierNewPSMT"/>
    </style:style>
    <style:style style:name="T260" style:parent-style-name="Fuentedepárrafopredeter." style:family="text">
      <style:text-properties style:font-name="MinionPro-Regular" style:font-name-asian="MinionPro-Regular" style:font-name-complex="MinionPro-Regular"/>
    </style:style>
    <style:style style:name="P261" style:parent-style-name="Standard" style:family="paragraph">
      <style:paragraph-properties style:text-autospace="none"/>
      <style:text-properties style:font-name="MinionPro-Regular" style:font-name-asian="MinionPro-Regular" style:font-name-complex="MinionPro-Regular" fo:language="en" fo:country="US"/>
    </style:style>
    <style:style style:name="P26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6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7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7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8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8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8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8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8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8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8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8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8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8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9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9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9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29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29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0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0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02" style:parent-style-name="Standard" style:family="paragraph">
      <style:paragraph-properties style:text-autospace="none"/>
      <style:text-properties style:font-name="Avenir-Medium" style:font-name-asian="Avenir-Medium" style:font-name-complex="Avenir-Medium" fo:color="#FF0000"/>
    </style:style>
    <style:style style:name="P303" style:parent-style-name="Standard" style:family="paragraph">
      <style:paragraph-properties style:text-autospace="none"/>
      <style:text-properties style:font-name="Avenir-Medium" style:font-name-asian="Avenir-Medium" style:font-name-complex="Avenir-Medium"/>
    </style:style>
    <style:style style:name="P304" style:parent-style-name="Standard" style:family="paragraph">
      <style:paragraph-properties style:text-autospace="none"/>
    </style:style>
    <style:style style:name="T305" style:parent-style-name="Fuentedepárrafopredeter." style:family="text">
      <style:text-properties style:font-name="Avenir-Medium" style:font-name-asian="Avenir-Medium" style:font-name-complex="Avenir-Medium" fo:background-color="#FFFF00"/>
    </style:style>
    <style:style style:name="P306" style:parent-style-name="Standard" style:family="paragraph">
      <style:paragraph-properties style:text-autospace="none"/>
      <style:text-properties style:font-name="Avenir-Medium" style:font-name-asian="Avenir-Medium" style:font-name-complex="Avenir-Medium"/>
    </style:style>
    <style:style style:name="P307" style:parent-style-name="Standard" style:family="paragraph">
      <style:paragraph-properties style:text-autospace="none"/>
    </style:style>
    <style:style style:name="T308" style:parent-style-name="Fuentedepárrafopredeter." style:family="text">
      <style:text-properties style:font-name="MinionPro-Regular" style:font-name-asian="MinionPro-Regular" style:font-name-complex="MinionPro-Regular"/>
    </style:style>
    <style:style style:name="T309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10" style:parent-style-name="Fuentedepárrafopredeter." style:family="text">
      <style:text-properties style:font-name="MinionPro-Regular" style:font-name-asian="MinionPro-Regular" style:font-name-complex="MinionPro-Regular"/>
    </style:style>
    <style:style style:name="T311" style:parent-style-name="Fuentedepárrafopredeter." style:family="text">
      <style:text-properties style:font-name="MinionPro-Regular" style:font-name-asian="MinionPro-Regular" style:font-name-complex="MinionPro-Regular"/>
    </style:style>
    <style:style style:name="P312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313" style:parent-style-name="Standard" style:family="paragraph">
      <style:paragraph-properties style:text-autospace="none"/>
    </style:style>
    <style:style style:name="T314" style:parent-style-name="Fuentedepárrafopredeter." style:family="text">
      <style:text-properties style:font-name="MinionPro-Regular" style:font-name-asian="MinionPro-Regular" style:font-name-complex="MinionPro-Regular"/>
    </style:style>
    <style:style style:name="T315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16" style:parent-style-name="Fuentedepárrafopredeter." style:family="text">
      <style:text-properties style:font-name="MinionPro-Regular" style:font-name-asian="MinionPro-Regular" style:font-name-complex="MinionPro-Regular"/>
    </style:style>
    <style:style style:name="P317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318" style:parent-style-name="Standard" style:family="paragraph">
      <style:paragraph-properties style:text-autospace="none"/>
      <style:text-properties style:font-name="MinionPro-Regular" style:font-name-asian="MinionPro-Regular" style:font-name-complex="MinionPro-Regular"/>
    </style:style>
    <style:style style:name="P319" style:parent-style-name="Standard" style:family="paragraph">
      <style:paragraph-properties style:text-autospace="none"/>
    </style:style>
    <style:style style:name="T320" style:parent-style-name="Fuentedepárrafopredeter." style:family="text">
      <style:text-properties style:font-name="MinionPro-Regular" style:font-name-asian="MinionPro-Regular" style:font-name-complex="MinionPro-Regular"/>
    </style:style>
    <style:style style:name="T321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22" style:parent-style-name="Fuentedepárrafopredeter." style:family="text">
      <style:text-properties style:font-name="MinionPro-Regular" style:font-name-asian="MinionPro-Regular" style:font-name-complex="MinionPro-Regular"/>
    </style:style>
    <style:style style:name="P323" style:parent-style-name="Standard" style:family="paragraph">
      <style:paragraph-properties style:text-autospace="none"/>
    </style:style>
    <style:style style:name="T324" style:parent-style-name="Fuentedepárrafopredeter." style:family="text">
      <style:text-properties style:font-name="MinionPro-Regular" style:font-name-asian="MinionPro-Regular" style:font-name-complex="MinionPro-Regular"/>
    </style:style>
    <style:style style:name="T325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26" style:parent-style-name="Fuentedepárrafopredeter." style:family="text">
      <style:text-properties style:font-name="MinionPro-Regular" style:font-name-asian="MinionPro-Regular" style:font-name-complex="MinionPro-Regular"/>
    </style:style>
    <style:style style:name="T327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/>
    </style:style>
    <style:style style:name="T328" style:parent-style-name="Fuentedepárrafopredeter." style:family="text">
      <style:text-properties style:font-name="MinionPro-Regular" style:font-name-asian="MinionPro-Regular" style:font-name-complex="MinionPro-Regular"/>
    </style:style>
    <style:style style:name="P329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0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1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2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3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4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35" style:parent-style-name="Standard" style:family="paragraph">
      <style:paragraph-properties style:text-autospace="none"/>
    </style:style>
    <style:style style:name="T336" style:parent-style-name="Fuentedepárrafopredeter." style:family="text">
      <style:text-properties style:font-name="CourierNewPSMT" style:font-name-asian="CourierNewPSMT" style:font-name-complex="CourierNewPSMT" fo:color="#000000" fo:background-color="#FFFF00"/>
    </style:style>
    <style:style style:name="T337" style:parent-style-name="Fuentedepárrafopredeter." style:family="text">
      <style:text-properties style:font-name="CourierNewPSMT" style:font-name-asian="CourierNewPSMT" style:font-name-complex="CourierNewPSMT" fo:color="#000000" fo:background-color="#FFFF00"/>
    </style:style>
    <style:style style:name="T338" style:parent-style-name="Fuentedepárrafopredeter." style:family="text">
      <style:text-properties style:font-name="CourierNewPSMT" style:font-name-asian="CourierNewPSMT" style:font-name-complex="CourierNewPSMT" fo:color="#000000" fo:background-color="#FFFF00"/>
    </style:style>
    <style:style style:name="T339" style:parent-style-name="Fuentedepárrafopredeter." style:family="text">
      <style:text-properties style:font-name="CourierNewPSMT" style:font-name-asian="CourierNewPSMT" style:font-name-complex="CourierNewPSMT" fo:color="#000000" fo:font-size="9pt" style:font-size-asian="9pt" style:font-size-complex="9pt" fo:background-color="#FFFF00"/>
    </style:style>
    <style:style style:name="P340" style:parent-style-name="Standard" style:family="paragraph">
      <style:paragraph-properties style:text-autospace="none"/>
    </style:style>
    <style:style style:name="T341" style:parent-style-name="Fuentedepárrafopredeter." style:family="text">
      <style:text-properties style:font-name="CourierNewPSMT" style:font-name-asian="CourierNewPSMT" style:font-name-complex="CourierNewPSMT" fo:color="#000000" fo:background-color="#FFFF00" fo:language="en" fo:country="US"/>
    </style:style>
    <style:style style:name="T342" style:parent-style-name="Fuentedepárrafopredeter." style:family="text">
      <style:text-properties style:font-name="CourierNewPSMT" style:font-name-asian="CourierNewPSMT" style:font-name-complex="CourierNewPSMT" fo:color="#000000" fo:language="en" fo:country="US"/>
    </style:style>
    <style:style style:name="T343" style:parent-style-name="Fuentedepárrafopredeter." style:family="text">
      <style:text-properties style:font-name="CourierNewPSMT" style:font-name-asian="CourierNewPSMT" style:font-name-complex="CourierNewPSMT" fo:color="#000000" fo:font-size="10pt" style:font-size-asian="10pt" style:font-size-complex="10pt" fo:background-color="#FFFF00" fo:language="en" fo:country="US"/>
    </style:style>
    <style:style style:name="P344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45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346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347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348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349" style:parent-style-name="Standard" style:family="paragraph">
      <style:paragraph-properties style:text-autospace="none"/>
    </style:style>
    <style:style style:name="T350" style:parent-style-name="Fuentedepárrafopredeter." style:family="text">
      <style:text-properties style:font-name="CourierNewPSMT" style:font-name-asian="CourierNewPSMT" style:font-name-complex="CourierNewPSMT" fo:color="#000000" fo:language="en" fo:country="US"/>
    </style:style>
    <style:style style:name="T351" style:parent-style-name="Fuentedepárrafopredeter." style:family="text">
      <style:text-properties style:font-name="CourierNewPSMT" style:font-name-asian="CourierNewPSMT" style:font-name-complex="CourierNewPSMT" fo:color="#FFFFFF" fo:language="en" fo:country="US"/>
    </style:style>
    <style:style style:name="P352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4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5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6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7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5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60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361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362" style:parent-style-name="Standard" style:family="paragraph">
      <style:paragraph-properties style:text-autospace="none"/>
    </style:style>
    <style:style style:name="T363" style:parent-style-name="Fuentedepárrafopredeter." style:family="text">
      <style:text-properties style:font-name="MinionPro-Regular" style:font-name-asian="MinionPro-Regular" style:font-name-complex="MinionPro-Regular" fo:color="#000000"/>
    </style:style>
    <style:style style:name="T364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 fo:color="#000000"/>
    </style:style>
    <style:style style:name="T365" style:parent-style-name="Fuentedepárrafopredeter." style:family="text">
      <style:text-properties style:font-name="MinionPro-Regular" style:font-name-asian="MinionPro-Regular" style:font-name-complex="MinionPro-Regular" fo:color="#000000"/>
    </style:style>
    <style:style style:name="T366" style:parent-style-name="Fuentedepárrafopredeter." style:family="text">
      <style:text-properties style:font-name="MinionPro-It" style:font-name-asian="MinionPro-It" style:font-name-complex="MinionPro-It" fo:font-style="italic" style:font-style-asian="italic" style:font-style-complex="italic" fo:color="#000000"/>
    </style:style>
    <style:style style:name="T367" style:parent-style-name="Fuentedepárrafopredeter." style:family="text">
      <style:text-properties style:font-name="MinionPro-Regular" style:font-name-asian="MinionPro-Regular" style:font-name-complex="MinionPro-Regular" fo:color="#000000"/>
    </style:style>
    <style:style style:name="P368" style:parent-style-name="Standard" style:family="paragraph">
      <style:paragraph-properties style:text-autospace="none"/>
      <style:text-properties style:font-name="MinionPro-Regular" style:font-name-asian="MinionPro-Regular" style:font-name-complex="MinionPro-Regular" fo:color="#000000"/>
    </style:style>
    <style:style style:name="P369" style:parent-style-name="Standard" style:family="paragraph">
      <style:paragraph-properties style:text-autospace="none"/>
    </style:style>
    <style:style style:name="T370" style:parent-style-name="Fuentedepárrafopredeter." style:family="text">
      <style:text-properties style:font-name="CourierNewPSMT" style:font-name-asian="CourierNewPSMT" style:font-name-complex="CourierNewPSMT" fo:color="#000000"/>
    </style:style>
    <style:style style:name="P37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3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7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78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79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38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4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5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6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387" style:parent-style-name="Standard" style:family="paragraph">
      <style:paragraph-properties style:text-autospace="none"/>
      <style:text-properties style:font-name="CourierNewPSMT" style:font-name-asian="CourierNewPSMT" style:font-name-complex="CourierNewPSMT" fo:background-color="#FFFF00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0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1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2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4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5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6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8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39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3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4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5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6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8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09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0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1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5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1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8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29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3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4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5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6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7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8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3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0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1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3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4" style:parent-style-name="Fuentedepárrafopredeter." style:family="text">
      <style:text-properties style:font-name="Consolas" style:font-name-complex="Consolas" fo:font-style="italic" style:font-style-asian="italic" style:font-style-complex="italic" fo:color="#2A00F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5" style:parent-style-name="Fuentedepárrafopredeter." style:family="text">
      <style:text-properties style:font-name="Consolas" style:font-name-complex="Consolas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6" style:parent-style-name="Fuentedepárrafopredeter." style:family="text">
      <style:text-properties style:font-name="Consolas" style:font-name-complex="Consolas" fo:color="#7F00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7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8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4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0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1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2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3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P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7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fo:language="en" fo:country="US" style:language-complex="ar" style:country-complex="SA"/>
    </style:style>
    <style:style style:name="T458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style:language-complex="ar" style:country-complex="SA"/>
    </style:style>
    <style:style style:name="T459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style:language-complex="ar" style:country-complex="SA"/>
    </style:style>
    <style:style style:name="P4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1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style:language-complex="ar" style:country-complex="SA"/>
    </style:style>
    <style:style style:name="T462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style:language-complex="ar" style:country-complex="SA"/>
    </style:style>
    <style:style style:name="T463" style:parent-style-name="Fuentedepárrafopredeter." style:family="text">
      <style:text-properties style:font-name="Consolas" style:font-name-complex="Consolas" fo:color="#BF5F3F" style:letter-kerning="false" fo:font-size="10pt" style:font-size-asian="10pt" style:font-size-complex="10pt" fo:background-color="#FFFF00" style:language-complex="ar" style:country-complex="SA"/>
    </style:style>
    <style:style style:name="P464" style:parent-style-name="Standard" style:family="paragraph">
      <style:paragraph-properties style:text-autospace="none"/>
    </style:style>
    <style:style style:name="T465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style:language-complex="ar" style:country-complex="SA"/>
    </style:style>
    <style:style style:name="T466" style:parent-style-name="Fuentedepárrafopredeter." style:family="text">
      <style:text-properties style:font-name="Consolas" style:font-name-complex="Consolas" fo:color="#000000" style:letter-kerning="false" fo:font-size="10pt" style:font-size-asian="10pt" style:font-size-complex="10pt" fo:background-color="#FFFF00" style:language-complex="ar" style:country-complex="SA"/>
    </style:style>
    <style:style style:name="T467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style:language-complex="ar" style:country-complex="SA"/>
    </style:style>
    <style:style style:name="T468" style:parent-style-name="Fuentedepárrafopredeter." style:family="text">
      <style:text-properties style:font-name="Consolas" style:font-name-complex="Consolas" fo:color="#3F7F7F" style:letter-kerning="false" fo:font-size="10pt" style:font-size-asian="10pt" style:font-size-complex="10pt" fo:background-color="#FFFF00" style:language-complex="ar" style:country-complex="SA"/>
    </style:style>
    <style:style style:name="T469" style:parent-style-name="Fuentedepárrafopredeter." style:family="text">
      <style:text-properties style:font-name="Consolas" style:font-name-complex="Consolas" fo:color="#008080" style:letter-kerning="false" fo:font-size="10pt" style:font-size-asian="10pt" style:font-size-complex="10pt" fo:background-color="#FFFF00" style:language-complex="ar" style:country-complex="SA"/>
    </style:style>
    <style:style style:name="P470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1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3" style:parent-style-name="Standard" style:family="paragraph">
      <style:paragraph-properties style:text-autospace="none"/>
      <style:text-properties style:font-name="Avenir-Medium" style:font-name-asian="Avenir-Medium" style:font-name-complex="Avenir-Medium" fo:color="#FF0000" fo:font-size="14pt" style:font-size-asian="14pt" style:font-size-complex="14pt"/>
    </style:style>
    <style:style style:name="P474" style:parent-style-name="Standard" style:family="paragraph">
      <style:paragraph-properties style:text-autospace="none"/>
      <style:text-properties style:font-name="Avenir-Medium" style:font-name-asian="Avenir-Medium" style:font-name-complex="Avenir-Medium" fo:color="#FF0000" fo:font-size="14pt" style:font-size-asian="14pt" style:font-size-complex="14pt"/>
    </style:style>
    <style:style style:name="P475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 fo:language="en" fo:country="US"/>
    </style:style>
    <style:style style:name="P476" style:parent-style-name="Standard" style:family="paragraph">
      <style:paragraph-properties style:text-autospace="none"/>
      <style:text-properties style:font-name="CourierNewPSMT" style:font-name-asian="CourierNewPSMT" style:font-name-complex="CourierNewPSMT" fo:color="#000000"/>
    </style:style>
    <style:style style:name="P477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8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79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80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81" style:parent-style-name="Standard" style:family="paragraph">
      <style:paragraph-properties style:text-autospace="none"/>
      <style:text-properties style:font-name="CourierNewPSMT" style:font-name-asian="CourierNewPSMT" style:font-name-complex="CourierNewPSMT" fo:language="en" fo:country="US"/>
    </style:style>
    <style:style style:name="P482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83" style:parent-style-name="Standard" style:family="paragraph">
      <style:paragraph-properties style:text-autospace="none"/>
      <style:text-properties style:font-name="CourierNewPSMT" style:font-name-asian="CourierNewPSMT" style:font-name-complex="CourierNewPSMT"/>
    </style:style>
    <style:style style:name="P484" style:parent-style-name="Standard" style:family="paragraph">
      <style:paragraph-properties style:text-autospace="none"/>
      <style:text-properties style:font-name="CourierNewPSMT" style:font-name-asian="CourierNewPSMT" style:font-name-complex="CourierNewPSMT" fo:font-size="9pt" style:font-size-asian="9pt" style:font-size-complex="9pt"/>
    </style:style>
    <style:style style:name="P485" style:parent-style-name="Standard" style:family="paragraph">
      <style:paragraph-properties style:text-autospace="none"/>
      <style:text-properties style:font-name="CourierNewPSMT" style:font-name-asian="CourierNewPSMT" style:font-name-complex="CourierNewPSMT" fo:font-size="9pt" style:font-size-asian="9pt" style:font-size-complex="9pt"/>
    </style:style>
    <style:style style:name="P486" style:parent-style-name="Standard" style:family="paragraph">
      <style:paragraph-properties style:text-autospace="none"/>
      <style:text-properties style:font-name="CourierNewPSMT" style:font-name-asian="CourierNewPSMT" style:font-name-complex="CourierNewPSMT" fo:font-size="9pt" style:font-size-asian="9pt" style:font-size-complex="9pt" fo:language="en" fo:country="US"/>
    </style:style>
    <style:style style:name="P487" style:parent-style-name="Standard" style:family="paragraph">
      <style:paragraph-properties style:text-autospace="none"/>
      <style:text-properties style:font-name="CourierNewPSMT" style:font-name-asian="CourierNewPSMT" style:font-name-complex="CourierNewPSMT" fo:font-size="9pt" style:font-size-asian="9pt" style:font-size-complex="9pt" fo:language="en" fo:country="US"/>
    </style:style>
    <style:style style:name="P488" style:parent-style-name="Standard" style:family="paragraph">
      <style:paragraph-properties style:text-autospace="none"/>
    </style:style>
    <style:style style:name="T489" style:parent-style-name="Fuentedepárrafopredeter." style:family="text">
      <style:text-properties style:font-name="CourierNewPSMT" style:font-name-asian="CourierNewPSMT" style:font-name-complex="CourierNewPSMT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Formularios ParteI</text:p>
      <text:p text:style-name="Standard"/>
      <text:p text:style-name="P2">La petición de una JSP con el método POST</text:p>
      <text:p text:style-name="P3">La petición POST sirve para enviar información al servidor para que ésta sea procesada.</text:p>
      <text:p text:style-name="P4">Una vez que se procesa, se envía en la respuesta al navegador alguna página con<text:s/>información. En</text:p>
      <text:p text:style-name="P5">una petición POST puede viajar mucha más información (get).</text:p>
      <text:p text:style-name="P6"><text:span text:style-name="T7">El valor de los parámetros que proporcionó el usuario en una petición POST, se encuentran dentro de un objeto llamado<text:s/></text:span><text:span text:style-name="T8">request</text:span><text:span text:style-name="T9">.</text:span></text:p>
      <text:p text:style-name="P10"/>
      <text:p text:style-name="P11">La Figura <text:s/>a) muestra una página JSP llamada index.jsp que captura datos del usuario. Al</text:p>
      <text:p text:style-name="P12"><text:span text:style-name="T13">oprimir el botón “enviar”,<text:s/></text:span><text:span text:style-name="T14">index.jsp<text:s/></text:span><text:span text:style-name="T15">envía los datos (parámetros) dentro del objeto<text:s/></text:span><text:span text:style-name="T16">request</text:span></text:p>
      <text:p text:style-name="P17"><text:span text:style-name="T18">a la paginaDestino.jsp. La<text:s/></text:span><text:span text:style-name="T19">paginaDestino.jsp<text:s/></text:span><text:span text:style-name="T20">de la Figura <text:s/>b) despliega los parámetros</text:span></text:p>
      <text:p text:style-name="P21"><text:span text:style-name="T22">recibidos. El botón “</text:span><text:span text:style-name="T23">regresar</text:span><text:span text:style-name="T24">” en la<text:s/></text:span><text:span text:style-name="T25">pag</text:span><text:span text:style-name="T26">inaDestino.jsp<text:s/></text:span><text:span text:style-name="T27">sirve para regresar a<text:s/></text:span><text:span text:style-name="T28">index.jsp</text:span><text:span text:style-name="T29">.</text:span></text:p>
      <text:p text:style-name="P30"><draw:frame draw:z-index="251658240" draw:style-name="a0" draw:name="gráficos1" text:anchor-type="paragraph" svg:x="0in" svg:y="0in" svg:width="4.5252in" svg:height="3.8689in" style:rel-width="scale" style:rel-height="scale"><draw:image xlink:href="" xlink:type="simple" xlink:show="embed" xlink:actuate="onLoad"/><svg:title/><svg:desc/></draw:frame><text:span text:style-name="T31">Esta es la página destino</text:span><text:span text:style-name="T32">re</text:span></text:p>
      <text:soft-page-break/>
      <text:p text:style-name="P33"><draw:frame draw:z-index="251659264" draw:style-name="a1" draw:name="gráficos2" text:anchor-type="paragraph" svg:x="0in" svg:y="0in" svg:width="5.43976in" svg:height="3.8689in" style:rel-width="scale" style:rel-height="scale"><draw:image xlink:href="" xlink:type="simple" xlink:show="embed" xlink:actuate="onLoad"/><svg:title/><svg:desc/></draw:frame></text:p>
      <text:p text:style-name="P34"><text:span text:style-name="T35">El código de<text:s/></text:span><text:span text:style-name="T36">index.jsp<text:s/></text:span><text:span text:style-name="T37">es el siguiente:</text:span></text:p>
      <text:p text:style-name="P38">&lt;%@page contentType="text/html" pageEncoding="UTF-8"%&gt;</text:p>
      <text:p text:style-name="P39">&lt;!DOCTYPE html&gt;</text:p>
      <text:p text:style-name="P40">&lt;html&gt;</text:p>
      <text:p text:style-name="P41">&lt;head&gt;</text:p>
      <text:p text:style-name="P42">&lt;meta<text:s/>http-equiv="Content-Type"</text:p>
      <text:p text:style-name="P43">content="text/html; charset=UTF-8"&gt;</text:p>
      <text:p text:style-name="P44">&lt;title&gt; Area de texto&lt;/title&gt;</text:p>
      <text:p text:style-name="P45">&lt;/head&gt;</text:p>
      <text:p text:style-name="P46">&lt;body&gt;</text:p>
      <text:p text:style-name="P47">&lt;h1&gt; Esta es la página de inicio&lt;/h1&gt;</text:p>
      <text:p text:style-name="P48">&lt;h2&gt; Aqui se piden los datos &lt;/h2&gt;</text:p>
      <text:p text:style-name="P49">&lt;p&gt; Hola, por favor introduce la información &lt;/p&gt;</text:p>
      <text:p text:style-name="P50"><text:span text:style-name="T51">&lt;form<text:s/></text:span><text:span text:style-name="T52">action="paginaDestino.jsp"</text:span><text:span text:style-name="T53"><text:s text:c="2"/></text:span><text:span text:style-name="T54">method="post"</text:span><text:span text:style-name="T55">&gt;</text:span></text:p>
      <text:p text:style-name="P56">&lt;table cellspacing="3" cellpadding="3" border="1" &gt;</text:p>
      <text:p text:style-name="P57">&lt;tr&gt;</text:p>
      <text:p text:style-name="P58">&lt;td align="right"&gt; Nombre: &lt;/td&gt;</text:p>
      <text:p text:style-name="P59"><text:span text:style-name="T60">&lt;td&gt;&lt;input type="text"<text:s/></text:span><text:span text:style-name="T61">name="nombre"</text:span><text:span text:style-name="T62">&gt;&lt;/td&gt;</text:span></text:p>
      <text:p text:style-name="P63">&lt;/tr&gt;</text:p>
      <text:p text:style-name="P64">&lt;tr&gt;</text:p>
      <text:p text:style-name="P65">&lt;td align="right"&gt; Color favorito: &lt;/td&gt;</text:p>
      <text:p text:style-name="P66">&lt;td&gt; &lt;input type="text" name="color"&gt; &lt;/td&gt;</text:p>
      <text:p text:style-name="P67">&lt;/tr&gt;</text:p>
      <text:p text:style-name="P68">&lt;tr&gt;</text:p>
      <text:p text:style-name="P69">&lt;td align="right"&gt; Correo: &lt;/td&gt;</text:p>
      <text:p text:style-name="P70">&lt;td&gt; &lt;input type="text" name="mail"&gt; &lt;/td&gt;</text:p>
      <text:p text:style-name="P71">&lt;/tr&gt;</text:p>
      <text:p text:style-name="P72">&lt;/table&gt;</text:p>
      <text:p text:style-name="P73">&lt;input type="reset" value="Borrar"&gt;</text:p>
      <text:p text:style-name="P74"><text:span text:style-name="T75">&lt;input<text:s/></text:span><text:span text:style-name="T76">type="submit"</text:span><text:span text:style-name="T77"><text:s/>value="Enviar" name=”enviar”&gt;</text:span></text:p>
      <text:p text:style-name="P78">&lt;/form&gt;</text:p>
      <text:p text:style-name="P79">&lt;/body&gt;</text:p>
      <text:soft-page-break/>
      <text:p text:style-name="P80">&lt;/html&gt;</text:p>
      <text:p text:style-name="P81"/>
      <text:p text:style-name="P82"><text:span text:style-name="T83">index.jsp<text:s/></text:span><text:span text:style-name="T84">pide los datos al usuario y las capturas en los atributos llamados<text:s/></text:span><text:span text:style-name="T85">nombre</text:span><text:span text:style-name="T86">,<text:s/></text:span><text:span text:style-name="T87">color<text:s/></text:span><text:span text:style-name="T88">y</text:span></text:p>
      <text:p text:style-name="P89"><text:span text:style-name="T90">mail</text:span><text:span text:style-name="T91">. Cuando el usuario oprime el botón “</text:span><text:span text:style-name="T92">Enviar</text:span><text:span text:style-name="T93">”, se ejecuta la acción “ir a<text:s/></text:span><text:span text:style-name="T94">paginaDestino.</text:span></text:p>
      <text:p text:style-name="P95"><text:span text:style-name="T96">jsp</text:span><text:span text:style-name="T97">”. Si no<text:s/></text:span><text:span text:style-name="T98">se capturó un dato, se envía el valor<text:s/></text:span><text:span text:style-name="T99">null</text:span><text:span text:style-name="T100">.</text:span></text:p>
      <text:p text:style-name="P101"/>
      <text:p text:style-name="P102"/>
      <text:p text:style-name="P103"><text:span text:style-name="T104">El código de<text:s/></text:span><text:span text:style-name="T105">paginaDestino.jsp<text:s/></text:span><text:span text:style-name="T106">es el siguiente:</text:span></text:p>
      <text:p text:style-name="P107"/>
      <text:p text:style-name="P108">&lt;%@page contentType="text/html" pageEncoding="UTF-8"%&gt;</text:p>
      <text:p text:style-name="P109">&lt;!DOCTYPE html&gt;</text:p>
      <text:p text:style-name="P110">&lt;html&gt;</text:p>
      <text:p text:style-name="P111">&lt;head&gt;</text:p>
      <text:p text:style-name="P112">&lt;meta http-equiv="Content-Type"</text:p>
      <text:p text:style-name="P113">content="text/html; charset=UTF-8"&gt;</text:p>
      <text:p text:style-name="P114">&lt;title&gt;Pagina Destino JSP&lt;/title&gt;</text:p>
      <text:p text:style-name="P115">&lt;/head&gt;</text:p>
      <text:p text:style-name="P116">&lt;body&gt;</text:p>
      <text:p text:style-name="P117">&lt;%</text:p>
      <text:p text:style-name="P118">// Este es un scriptlet</text:p>
      <text:p text:style-name="P119">// Es código en Java que captura los parámetros enviados</text:p>
      <text:p text:style-name="P120">// en el objeto "request"</text:p>
      <text:p text:style-name="P121">String nombre = request.getParameter("nombre");</text:p>
      <text:p text:style-name="P122">String color =<text:s/>request.getParameter("color");</text:p>
      <text:p text:style-name="P123">String mail = request.getParameter("mail");</text:p>
      <text:p text:style-name="P124">%&gt;</text:p>
      <text:p text:style-name="P125">&lt;h1&gt; Esta es la página destino&lt;/h1&gt;</text:p>
      <text:p text:style-name="P126">&lt;h2&gt; Aqui se despliegan los datos que se recibieron&lt;/h2&gt;</text:p>
      <text:p text:style-name="P127">&lt;p&gt; Tus datos son los siguientes: &lt;/p&gt;</text:p>
      <text:p text:style-name="P128">&lt;table cellspacing="3" cellpadding="3" border="1" &gt;</text:p>
      <text:p text:style-name="P129">&lt;tr&gt;</text:p>
      <text:p text:style-name="P130">&lt;td align="right"&gt; Te llamas: &lt;/td&gt;</text:p>
      <text:p text:style-name="P131"><text:span text:style-name="T132">&lt;td&gt;<text:s/></text:span><text:span text:style-name="T133">&lt;%= nombre %&gt;<text:s/></text:span><text:span text:style-name="T134">&lt;/td&gt;</text:span></text:p>
      <text:p text:style-name="P135">&lt;/tr&gt;</text:p>
      <text:p text:style-name="P136">&lt;tr&gt;</text:p>
      <text:p text:style-name="P137">&lt;td align="right"&gt; Tu color favorito es: &lt;/td&gt;</text:p>
      <text:p text:style-name="P138"><text:span text:style-name="T139">&lt;td&gt;<text:s/></text:span><text:span text:style-name="T140">&lt;%= color %&gt;<text:s/></text:span><text:span text:style-name="T141">&lt;/td&gt;</text:span></text:p>
      <text:p text:style-name="P142">&lt;/tr&gt;</text:p>
      <text:p text:style-name="P143">&lt;tr&gt;</text:p>
      <text:p text:style-name="P144">&lt;td align="right"&gt; Y tu correo es: &lt;/td&gt;</text:p>
      <text:p text:style-name="P145"><text:span text:style-name="T146">&lt;td&gt;<text:s/></text:span><text:span text:style-name="T147">&lt;%= mail %&gt;<text:s/></text:span><text:span text:style-name="T148">&lt;/td&gt;</text:span></text:p>
      <text:p text:style-name="P149">&lt;/tr&gt;</text:p>
      <text:p text:style-name="P150">&lt;/table&gt;</text:p>
      <text:p text:style-name="P151">&lt;p&gt;&lt;a<text:s/>href=”index.jsp”&gt;regresar&lt;/a&gt;&lt;/p&gt;</text:p>
      <text:p text:style-name="P152">&lt;/html&gt;</text:p>
      <text:p text:style-name="P153"/>
      <text:p text:style-name="P154"><text:span text:style-name="T155">Necesitamos más control de los datos enviados, chequeo en servidor</text:span></text:p>
      <text:p text:style-name="P156"><text:span text:style-name="T157">Estructuras de tipo</text:span></text:p>
      <text:p text:style-name="P158"/>
      <text:p text:style-name="P159"><text:span text:style-name="T160">String envio=request.getParameter(</text:span><text:span text:style-name="T161">"enviar"</text:span><text:span text:style-name="T162">);</text:span></text:p>
      <text:p text:style-name="P163"><text:span text:style-name="T164">if</text:span><text:span text:style-name="T165"><text:s/>(envio!=</text:span><text:span text:style-name="T166">null</text:span><text:span text:style-name="T167">){</text:span></text:p>
      <text:p text:style-name="P168"><text:span text:style-name="T169"><text:tab/>String nombre=request.getParameter(</text:span><text:span text:style-name="T170">"nombre"</text:span><text:span text:style-name="T171">).trim();</text:span></text:p>
      <text:p text:style-name="P172"><text:span text:style-name="T173"><text:tab/></text:span></text:p>
      <text:soft-page-break/>
      <text:p text:style-name="P174"><text:tab/></text:p>
      <text:p text:style-name="P175"><text:span text:style-name="T176"><text:tab/></text:span><text:span text:style-name="T177">if</text:span><text:span text:style-name="T178"><text:s/>(nombre.isEmpty() <text:s text:c="2"/>){</text:span></text:p>
      <text:p text:style-name="P179"><text:span text:style-name="T180"><text:tab/></text:span><text:span text:style-name="T181"><text:tab/>out.println(</text:span><text:span text:style-name="T182">" datos incompletos"</text:span><text:span text:style-name="T183">);</text:span></text:p>
      <text:p text:style-name="P184"><text:span text:style-name="T185"><text:tab/>}</text:span><text:span text:style-name="T186">else</text:span><text:span text:style-name="T187"><text:s/>{</text:span></text:p>
      <text:p text:style-name="P188"><text:span text:style-name="T189"><text:tab/></text:span><text:span text:style-name="T190"><text:tab/>out.println(</text:span><text:span text:style-name="T191">"sus datos "</text:span><text:span text:style-name="T192">+nombre+<text:s/></text:span><text:span text:style-name="T193">" <text:s text:c="3"/>"</text:span><text:span text:style-name="T194">+nombre);</text:span></text:p>
      <text:p text:style-name="P195"><text:tab/>}</text:p>
      <text:p text:style-name="P196"><text:span text:style-name="T197">}</text:span></text:p>
      <text:p text:style-name="P198"/>
      <text:p text:style-name="P199">Recepción de los valores de radio-button y<text:s/>checkbox</text:p>
      <text:p text:style-name="P200"/>
      <text:p text:style-name="P201">&lt;%@page contentType="text/html" pageEncoding="UTF-8"%&gt;</text:p>
      <text:p text:style-name="P202">&lt;!DOCTYPE html&gt;</text:p>
      <text:p text:style-name="P203">&lt;html&gt;</text:p>
      <text:p text:style-name="P204">&lt;head&gt;</text:p>
      <text:p text:style-name="P205">&lt;meta http-equiv="Content-Type"</text:p>
      <text:p text:style-name="P206">content="text/html; charset=UTF-8"&gt;</text:p>
      <text:p text:style-name="P207">&lt;title&gt; Captura con Radio-button y Checkbox&lt;/title&gt;</text:p>
      <text:p text:style-name="P208">&lt;/head&gt;</text:p>
      <text:p text:style-name="P209">&lt;body&gt;</text:p>
      <text:p text:style-name="P210">&lt;h1&gt; Esta es la<text:s/>página de inicio&lt;/h1&gt;</text:p>
      <text:p text:style-name="P211">&lt;h2&gt; Aqui se piden los datos &lt;/h2&gt;</text:p>
      <text:p text:style-name="P212"><text:span text:style-name="T213">&lt;form<text:s/></text:span><text:span text:style-name="T214">action</text:span><text:span text:style-name="T215">="paginaDestino.jsp"<text:s/></text:span><text:span text:style-name="T216">method</text:span><text:span text:style-name="T217">="post"&gt;</text:span></text:p>
      <text:p text:style-name="P218">&lt;p&gt; Elige que transporte prefieres &lt;/p&gt;</text:p>
      <text:p text:style-name="P219"><text:span text:style-name="T220">&lt;input type="radio"<text:s/></text:span><text:span text:style-name="T221">name="transporte"</text:span></text:p>
      <text:p text:style-name="P222"><text:span text:style-name="T223">value="Automovil"<text:s/></text:span><text:span text:style-name="T224">checked</text:span><text:span text:style-name="T225">&gt; Coche</text:span></text:p>
      <text:p text:style-name="P226"><text:span text:style-name="T227">&lt;input type="radio"<text:s/></text:span><text:span text:style-name="T228">name="transporte"</text:span><text:span text:style-name="T229"><text:s/>va</text:span><text:span text:style-name="T230">lue="Avion"&gt; Avión</text:span></text:p>
      <text:p text:style-name="P231"><text:span text:style-name="T232">&lt;input type="radio"<text:s/></text:span><text:span text:style-name="T233">name="transporte"</text:span></text:p>
      <text:p text:style-name="P234">value="Camion"&gt; Autobus &lt;br&gt;</text:p>
      <text:p text:style-name="P235"><text:span text:style-name="T236">&lt;p&gt; ¿Cuáles son tus destinos favoritos?<text:s/></text:span><text:span text:style-name="T237">&lt;/p&gt;</text:span></text:p>
      <text:p text:style-name="P238">&lt;input type="checkbox" name="ciudad" value="Ciudad"&gt;Ciudad&lt;br&gt;</text:p>
      <text:p text:style-name="P239">&lt;input type="checkbox" name="bosque" value="Bosque"&gt;Bosque&lt;br&gt;</text:p>
      <text:p text:style-name="P240">&lt;input type="checkbox" name="playa" value="playa"&gt;Playa &lt;br&gt;</text:p>
      <text:p text:style-name="P241">&lt;input type="submit" value="Enviar"&gt;</text:p>
      <text:p text:style-name="P242">&lt;/form&gt;</text:p>
      <text:p text:style-name="P243">&lt;/body&gt;</text:p>
      <text:p text:style-name="P244">&lt;/html&gt;</text:p>
      <text:p text:style-name="P245"/>
      <text:p text:style-name="P246"><text:span text:style-name="T247">La página<text:s/></text:span><text:span text:style-name="T248">destino.jsp <text:s/>se<text:s/></text:span><text:span text:style-name="T249">recupera la información con un scriptlet que captura</text:span></text:p>
      <text:p text:style-name="P250"><text:span text:style-name="T251">los valores de cada uno de los atributos<text:s/></text:span><text:span text:style-name="T252">enviados por<text:s/></text:span><text:span text:style-name="T253">index.jsp</text:span><text:span text:style-name="T254">. Posteriormente despliega la</text:span></text:p>
      <text:p text:style-name="P255"><text:span text:style-name="T256">información recibida usando<text:s/></text:span><text:span text:style-name="T257">scriptlets<text:s/></text:span><text:span text:style-name="T258">que contienen el condicional<text:s/></text:span><text:span text:style-name="T259">if</text:span><text:span text:style-name="T260">, como se aprecia en el</text:span></text:p>
      <text:p text:style-name="P261">siguiente código:</text:p>
      <text:p text:style-name="P262">&lt;%@page contentType="text/html" pageEncoding="UTF-8"%&gt;</text:p>
      <text:p text:style-name="P263">&lt;!DOCTYPE html&gt;</text:p>
      <text:p text:style-name="P264">&lt;html&gt;</text:p>
      <text:p text:style-name="P265">&lt;head&gt;</text:p>
      <text:p text:style-name="P266">&lt;meta http-equiv="Content-Type"</text:p>
      <text:p text:style-name="P267">content="text/html; charset=UTF-8"&gt;</text:p>
      <text:p text:style-name="P268">&lt;title&gt;Pagina Destino JSP&lt;/title&gt;</text:p>
      <text:p text:style-name="P269">&lt;/head&gt;</text:p>
      <text:p text:style-name="P270">&lt;body&gt;</text:p>
      <text:p text:style-name="P271">&lt;%</text:p>
      <text:p text:style-name="P272">// Este es un scriptlet</text:p>
      <text:soft-page-break/>
      <text:p text:style-name="P273">// Es código en Javaque captura los parámetros enviados</text:p>
      <text:p text:style-name="P274">// en el objeto "request"</text:p>
      <text:p text:style-name="P275">String transp = request.getParameter("transporte");</text:p>
      <text:p text:style-name="P276">String ciudad = request.getParameter("ciudad");</text:p>
      <text:p text:style-name="P277">String bosque = request.getParameter("bosque");</text:p>
      <text:p text:style-name="P278">String playa = request.getParameter("playa");</text:p>
      <text:p text:style-name="P279">%&gt;</text:p>
      <text:p text:style-name="P280">&lt;h1&gt; Esta es la página destino&lt;/h1&gt;</text:p>
      <text:p text:style-name="P281">&lt;h2&gt; Aquí se despliegan los datos que se recibieron&lt;/h2&gt;</text:p>
      <text:p text:style-name="P282">&lt;table cellspacing="3" cellpadding="3" border="1" &gt;</text:p>
      <text:p text:style-name="P283">&lt;tr&gt;</text:p>
      <text:p text:style-name="P284">&lt;td align="right"&gt; Tu transporte preferido es el: &lt;/td&gt;</text:p>
      <text:p text:style-name="P285">&lt;td&gt;&lt;%= transp %&gt;&lt;/td&gt;</text:p>
      <text:p text:style-name="P286">&lt;/tr&gt;</text:p>
      <text:p text:style-name="P287">&lt;/table&gt;</text:p>
      <text:p text:style-name="P288">&lt;p&gt; Elegiste los siguientes destinos: &lt;br&gt;&lt;</text:p>
      <text:p text:style-name="P289">&lt;% if ( ciudad != null) { %&gt;</text:p>
      <text:p text:style-name="P290">ciudad,</text:p>
      <text:p text:style-name="P291">&lt;% }%&gt;</text:p>
      <text:p text:style-name="P292">&lt;% if (<text:s/>bosque != null) { %&gt;</text:p>
      <text:p text:style-name="P293">bosque,</text:p>
      <text:p text:style-name="P294">&lt;% }%&gt;</text:p>
      <text:p text:style-name="P295">&lt;% if ( playa != null) { %&gt;</text:p>
      <text:p text:style-name="P296">playa</text:p>
      <text:p text:style-name="P297">&lt;% }%&gt;</text:p>
      <text:p text:style-name="P298">&lt;p&gt;&lt;a href=”index.jsp”&gt;regresar&lt;/a&gt;&lt;/p&gt;</text:p>
      <text:p text:style-name="P299">&lt;/body&gt;</text:p>
      <text:p text:style-name="P300">&lt;/html&gt;</text:p>
      <text:p text:style-name="P301"/>
      <text:p text:style-name="P302">Recepción de valores en lista de opciones (combo box, list box)</text:p>
      <text:p text:style-name="P303"/>
      <text:p text:style-name="P304"><text:span text:style-name="T305">EN LOS SELECT MULTIPLES SI NO SE SELECCIONA NINGUN VALOR SE PASARA UN NULL POR LO QUE SE DEBERA CONTROLAR QUE SE RECIBE, Y POR EL CONTRARIO EN UN SELECT NORMAL SIEMPRE SE PASA EL VALOR DEL PRIMERO SI NO SE SELECCIONA NADA.</text:span></text:p>
      <text:p text:style-name="P306"/>
      <text:p text:style-name="P307"><text:span text:style-name="T308">En un<text:s/></text:span><text:span text:style-name="T309">combo box<text:s/></text:span><text:span text:style-name="T310">solamente se puede seleccionar una<text:s/></text:span><text:span text:style-name="T311">opción. La página destino obtiene el valor</text:span></text:p>
      <text:p text:style-name="P312">seleccionado con el valor de su atributo, es decir, como se hace para los campos de texto o</text:p>
      <text:p text:style-name="P313"><text:span text:style-name="T314">los radio-botones. Sin embargo, cuando se trata de una lista con múltiples opciones (</text:span><text:span text:style-name="T315">list box</text:span><text:span text:style-name="T316">),</text:span></text:p>
      <text:p text:style-name="P317">es necesario un poco más<text:s/>de procesamiento.</text:p>
      <text:p text:style-name="P318"/>
      <text:p text:style-name="P319"><text:span text:style-name="T320">página<text:s/></text:span><text:span text:style-name="T321">index.jsp<text:s/></text:span><text:span text:style-name="T322">que captura la información del usuario</text:span></text:p>
      <text:p text:style-name="P323"><text:span text:style-name="T324">por medio de una<text:s/></text:span><text:span text:style-name="T325">combo box<text:s/></text:span><text:span text:style-name="T326">y una<text:s/></text:span><text:span text:style-name="T327">list box</text:span><text:span text:style-name="T328">. Su código es el siguiente:</text:span></text:p>
      <text:p text:style-name="P329">&lt;form action="paginaDestino.jsp" method="post"&gt;</text:p>
      <text:p text:style-name="P330">&lt;p&gt; Idioma natal: &lt;br&gt;</text:p>
      <text:p text:style-name="P331">&lt;select name="idioma"&gt;</text:p>
      <text:p text:style-name="P332">&lt;option<text:s/>selected&gt;Espanol&lt;/option&gt;</text:p>
      <text:p text:style-name="P333">&lt;option&gt;Ingles&lt;/option&gt;</text:p>
      <text:p text:style-name="P334">&lt;option&gt;Frances&lt;/option&gt;</text:p>
      <text:p text:style-name="P335"><text:span text:style-name="T336">&lt;option&gt;Aleman&lt;/option&gt;</text:span><text:span text:style-name="T337"><text:tab/></text:span><text:span text:style-name="T338"><text:tab/></text:span><text:span text:style-name="T339">//si se pasa así el Aleman será el nombre</text:span></text:p>
      <text:p text:style-name="P340"><text:span text:style-name="T341">&lt;option[value=”pepe”]&gt;Pepe&lt;/option&gt;</text:span><text:span text:style-name="T342"><text:tab/></text:span><text:span text:style-name="T343">//asi sera pepe</text:span></text:p>
      <text:p text:style-name="P344">&lt;/select&gt;</text:p>
      <text:soft-page-break/>
      <text:p text:style-name="P345">&lt;/p&gt;</text:p>
      <text:p text:style-name="P346">&lt;p&gt; Selecciona tus lenguajes de programación &lt;/p&gt;</text:p>
      <text:p text:style-name="P347"/>
      <text:p text:style-name="P348">&lt;select name="lenguajes" multiple&gt;</text:p>
      <text:p text:style-name="P349"><text:span text:style-name="T350">&lt;option Selected&gt;Java&lt;/option&gt;</text:span><text:span text:style-name="T351">&gt;</text:span></text:p>
      <text:p text:style-name="P352">&lt;option&gt;C/C++&lt;/option&gt;</text:p>
      <text:p text:style-name="P353">&lt;option&gt;Basic&lt;/option&gt;</text:p>
      <text:p text:style-name="P354">&lt;option&gt;Phyton&lt;/option&gt;</text:p>
      <text:p text:style-name="P355">&lt;option&gt;Pascal&lt;/option&gt;</text:p>
      <text:p text:style-name="P356">&lt;/select&gt;</text:p>
      <text:p text:style-name="P357"/>
      <text:p text:style-name="P358">&lt;input type="submit" value="Enviar"&gt;</text:p>
      <text:p text:style-name="P359">&lt;/form&gt;</text:p>
      <text:p text:style-name="P360"/>
      <text:p text:style-name="P361"/>
      <text:p text:style-name="P362"><text:span text:style-name="T363">La<text:s/></text:span><text:span text:style-name="T364">páginaDestino.jsp<text:s/></text:span><text:span text:style-name="T365">recibe la información de<text:s/></text:span><text:span text:style-name="T366">index.jsp<text:s/></text:span><text:span text:style-name="T367">y la despliega, como se muestra en la</text:span></text:p>
      <text:p text:style-name="P368"/>
      <text:p text:style-name="P369"><text:span text:style-name="T370">&lt;%</text:span></text:p>
      <text:p text:style-name="P371">// Extracción de los parámetros recibidos</text:p>
      <text:p text:style-name="P372">String idioma = request.getParameter("idioma");</text:p>
      <text:p text:style-name="P373">String[] lenguajesSelec =request.getParameterValues("lenguajes");</text:p>
      <text:p text:style-name="P374">%&gt;</text:p>
      <text:p text:style-name="P375"/>
      <text:p text:style-name="P376">Para manejar la publicación del array:</text:p>
      <text:p text:style-name="P377">&lt;p&gt; Manejas los siguientes lenguajes de<text:s/>programación: &lt;br&gt;</text:p>
      <text:p text:style-name="P378">&lt;%</text:p>
      <text:p text:style-name="P379">for( int i=0; i&lt; lenguajesSelec.length; i++)</text:p>
      <text:p text:style-name="P380">{</text:p>
      <text:p text:style-name="P381">%&gt;</text:p>
      <text:p text:style-name="P382">&lt;%= lenguajesSelec[i] %&gt;</text:p>
      <text:p text:style-name="P383">&lt;% }</text:p>
      <text:p text:style-name="P384">%&gt;</text:p>
      <text:p text:style-name="P385">&lt;/p&gt;</text:p>
      <text:p text:style-name="P386"/>
      <text:p text:style-name="P387">Otra forma:</text:p>
      <text:p text:style-name="P388"><text:span text:style-name="T389">&lt;</text:span><text:span text:style-name="T390">form</text:span><text:span text:style-name="T391"><text:s/></text:span><text:span text:style-name="T392">action</text:span><text:span text:style-name="T393">=</text:span><text:span text:style-name="T394">"destinoHotelesArraylist.jsp"</text:span><text:span text:style-name="T395"><text:s/></text:span><text:span text:style-name="T396">method</text:span><text:span text:style-name="T397">=</text:span><text:span text:style-name="T398">"post"</text:span><text:span text:style-name="T399">&gt;</text:span></text:p>
      <text:p text:style-name="P400"><text:span text:style-name="T401"><text:tab/></text:span><text:span text:style-name="T402"><text:tab/></text:span><text:span text:style-name="T403">&lt;</text:span><text:span text:style-name="T404">select</text:span><text:span text:style-name="T405"><text:s/></text:span><text:span text:style-name="T406">name</text:span><text:span text:style-name="T407">=</text:span><text:span text:style-name="T408">"hotel"</text:span><text:span text:style-name="T409"><text:s/></text:span><text:span text:style-name="T410">required</text:span><text:span text:style-name="T411">&gt;</text:span></text:p>
      <text:p text:style-name="P412"><text:span text:style-name="T413"><text:tab/></text:span><text:span text:style-name="T414"><text:tab/></text:span><text:span text:style-name="T415">&lt;%</text:span></text:p>
      <text:p text:style-name="P416"><text:span text:style-name="T417"><text:tab/></text:span><text:span text:style-name="T418"><text:tab/></text:span><text:span text:style-name="T419"><text:tab/></text:span><text:span text:style-name="T420">for</text:span><text:span text:style-name="T421">(</text:span><text:span text:style-name="T422">int</text:span><text:span text:style-name="T423"><text:s/>i=0;i&lt;listaHoteles.size();i++){</text:span></text:p>
      <text:p text:style-name="P424"><text:span text:style-name="T425"><text:tab/></text:span><text:span text:style-name="T426"><text:tab/></text:span><text:span text:style-name="T427"><text:tab/></text:span><text:span text:style-name="T428"><text:tab/></text:span><text:span text:style-name="T429">%&gt;</text:span></text:p>
      <text:p text:style-name="P430"><text:span text:style-name="T431"><text:tab/></text:span><text:span text:style-name="T432"><text:tab/></text:span><text:span text:style-name="T433"><text:tab/></text:span><text:span text:style-name="T434"><text:tab/></text:span><text:span text:style-name="T435">&lt;</text:span><text:span text:style-name="T436">option</text:span><text:span text:style-name="T437"><text:s/></text:span><text:span text:style-name="T438">value</text:span><text:span text:style-name="T439">=</text:span><text:span text:style-name="T440">"</text:span><text:span text:style-name="T441">&lt;%=</text:span><text:span text:style-name="T442">i</text:span><text:span text:style-name="T443">%&gt;</text:span><text:span text:style-name="T444">"</text:span><text:span text:style-name="T445"><text:s/></text:span><text:span text:style-name="T446">selected</text:span><text:span text:style-name="T447">&gt;</text:span><text:span text:style-name="T448">&lt;%=</text:span><text:span text:style-name="T449">listaHoteles.get(i).getNombre()</text:span><text:span text:style-name="T450">%&gt;</text:span><text:span text:style-name="T451">&lt;/</text:span><text:span text:style-name="T452">option</text:span><text:span text:style-name="T453">&gt;</text:span></text:p>
      <text:p text:style-name="P454"><text:span text:style-name="T455"><text:tab/></text:span><text:span text:style-name="T456"><text:tab/></text:span><text:span text:style-name="T457"><text:tab/></text:span><text:span text:style-name="T458">&lt;%</text:span><text:span text:style-name="T459">}</text:span></text:p>
      <text:p text:style-name="P460"><text:span text:style-name="T461"><text:tab/></text:span><text:span text:style-name="T462"><text:tab/></text:span><text:span text:style-name="T463">%&gt;</text:span></text:p>
      <text:p text:style-name="P464"><text:span text:style-name="T465"><text:tab/></text:span><text:span text:style-name="T466"><text:tab/></text:span><text:span text:style-name="T467">&lt;/</text:span><text:span text:style-name="T468">select</text:span><text:span text:style-name="T469">&gt;</text:span></text:p>
      <text:p text:style-name="P470"/>
      <text:p text:style-name="P471">Request.getParameterValues(“lista”);</text:p>
      <text:p text:style-name="P472"/>
      <text:p text:style-name="P473">Recepción de un área de texto</text:p>
      <text:p text:style-name="P474"/>
      <text:p text:style-name="P475">&lt;form action="paginaDestino.jsp" method="post"&gt;</text:p>
      <text:p text:style-name="P476">&lt;p&gt; Se puede desplegar texto por default &lt;/p&gt;</text:p>
      <text:p text:style-name="P477">&lt;textarea<text:s/>name="area1" rows="3" cols="30"&gt; Si la cantidad de palabras del texto es mayor a los tres renglones que se<text:s/><text:soft-page-break/>especificaron para esta area de texto, entonces se despliega automáticamente una barra de desplazamiento</text:p>
      <text:p text:style-name="P478">vertical.&lt;/textarea&gt;</text:p>
      <text:p text:style-name="P479">&lt;p&gt; O puede ser un area<text:s/>en blanco para capturar texto &lt;/p&gt;</text:p>
      <text:p text:style-name="P480">&lt;textarea name="area2" rows="4" cols="60"&gt;&lt;/textarea&gt;</text:p>
      <text:p text:style-name="P481">&lt;input type="submit" value="Enviar"&gt;</text:p>
      <text:p text:style-name="P482">&lt;/form&gt;</text:p>
      <text:p text:style-name="P483"/>
      <text:p text:style-name="P484">&lt;%</text:p>
      <text:p text:style-name="P485">// Extracción de los parámetros recibidos</text:p>
      <text:p text:style-name="P486">String areaTexto1 = request.getParameter("area1");</text:p>
      <text:p text:style-name="P487">String areaTexto2 = request.getParameter("area2");</text:p>
      <text:p text:style-name="P488"><text:span text:style-name="T489">%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venir-Medium" svg:font-family="Avenir-Medium" style:font-family-generic="swiss"/>
    <style:font-face style:name="MinionPro-Regular" svg:font-family="MinionPro-Regular" style:font-family-generic="roman"/>
    <style:font-face style:name="MinionPro-It" svg:font-family="MinionPro-It" style:font-family-generic="roman"/>
    <style:font-face style:name="CourierNewPSMT" svg:font-family="CourierNewPSMT" style:font-family-generic="swiss" style:font-pitch="fixed"/>
    <style:font-face style:name="CourierNewPS-BoldMT" svg:font-family="CourierNewPS-BoldMT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9-30T19:03:00Z</meta:creation-date>
    <dc:date>2019-10-08T07:15:00Z</dc:date>
    <meta:template xlink:href="Normal" xlink:type="simple"/>
    <meta:editing-cycles>14</meta:editing-cycles>
    <meta:editing-duration>PT6120S</meta:editing-duration>
    <meta:document-statistic meta:page-count="7" meta:paragraph-count="16" meta:word-count="1256" meta:character-count="8154" meta:row-count="57" meta:non-whitespace-character-count="6914"/>
  </office:meta>
</office:document-meta>
</file>